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ál" style:master-page-name="MP0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P2" style:parent-style-name="Normál" style:family="paragraph">
      <style:paragraph-properties fo:text-align="justify" fo:margin-bottom="0in" fo:line-height="100%"/>
    </style:style>
    <style:style style:name="T3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4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1" style:parent-style-name="Bekezdésalapbetűtípusa" style:family="text">
      <style:text-properties style:font-name="Times New Roman" style:font-name-complex="Times New Roman" fo:font-style="italic" style:font-style-asian="italic" style:text-position="sub 66.6%" fo:font-size="12pt" style:font-size-asian="12pt" style:font-size-complex="12pt" fo:language="en" fo:country="GB"/>
    </style:style>
    <style:style style:name="T2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7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1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61" style:parent-style-name="Normál" style:family="paragraph">
      <style:paragraph-properties fo:text-align="justify" fo:margin-bottom="0in" fo:line-height="100%"/>
    </style:style>
    <style:style style:name="T62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6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7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8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9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0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110" style:parent-style-name="Normál" style:family="paragraph">
      <style:paragraph-properties fo:text-align="justify" fo:margin-bottom="0in" fo:line-height="100%" fo:text-indent="0.4916in"/>
    </style:style>
    <style:style style:name="T11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1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13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11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15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16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1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1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1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7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2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2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3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4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4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5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7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5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5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61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62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6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6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6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7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8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9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91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19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9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9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9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96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19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198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19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0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1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1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2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1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23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3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5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23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3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45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4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48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4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5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5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5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1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62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6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6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7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7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7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7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7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7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76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27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7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7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8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8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8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8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8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8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8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87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28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8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29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0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0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0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0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0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0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0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0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08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309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31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1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2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5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2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2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33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3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339" style:parent-style-name="Normál" style:family="paragraph">
      <style:paragraph-properties fo:text-align="justify" fo:margin-bottom="0in" fo:line-height="100%"/>
    </style:style>
    <style:style style:name="T34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4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42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34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4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45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4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4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48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4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5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51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5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53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54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5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56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57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5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59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60" style:parent-style-name="Bekezdésalapbetűtípusa" style:family="text">
      <style:text-properties style:font-name="Symbol" style:font-name-asian="Symbol" style:font-name-complex="Symbol" fo:font-size="12pt" style:font-size-asian="12pt" style:font-size-complex="12pt" fo:language="en" fo:country="GB"/>
    </style:style>
    <style:style style:name="T361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6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6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6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6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6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367" style:parent-style-name="Normál" style:family="paragraph">
      <style:paragraph-properties fo:margin-bottom="0in" fo:line-height="100%"/>
    </style:style>
    <style:style style:name="T36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6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0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37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3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7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79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8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81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8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8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84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8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86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8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88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8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0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39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39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398" style:parent-style-name="Normál" style:family="paragraph">
      <style:paragraph-properties fo:margin-bottom="0in" fo:line-height="100%"/>
    </style:style>
    <style:style style:name="T39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1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40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4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40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0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10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41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1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1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14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41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16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41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18" style:parent-style-name="Bekezdésalapbetűtípusa" style:family="text">
      <style:text-properties style:font-name="Times New Roman" style:font-name-complex="Times New Roman" style:text-position="sub 66.6%" fo:font-size="12pt" style:font-size-asian="12pt" style:font-size-complex="12pt" fo:language="en" fo:country="GB"/>
    </style:style>
    <style:style style:name="T41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2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2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2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423" style:parent-style-name="Normál" style:family="paragraph">
      <style:paragraph-properties fo:text-align="justify" fo:margin-bottom="0in" fo:line-height="100%"/>
    </style:style>
    <style:style style:name="T42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2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2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2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28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2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6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3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3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0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4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4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4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5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6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5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59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6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61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46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6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6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465" style:parent-style-name="Normál" style:family="paragraph">
      <style:paragraph-properties fo:text-align="justify" fo:margin-bottom="0in" fo:line-height="100%"/>
    </style:style>
    <style:style style:name="T466" style:parent-style-name="Bekezdésalapbetűtípusa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GB"/>
    </style:style>
    <style:style style:name="T46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6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6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7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8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494" style:parent-style-name="Normá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GB"/>
    </style:style>
    <style:style style:name="P495" style:parent-style-name="Normál" style:family="paragraph">
      <style:paragraph-properties fo:text-align="justify" fo:margin-bottom="0in" fo:line-height="100%"/>
    </style:style>
    <style:style style:name="T49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49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0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0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07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P508" style:parent-style-name="Normá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GB"/>
    </style:style>
    <style:style style:name="P509" style:parent-style-name="Normá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GB"/>
    </style:style>
    <style:style style:name="P510" style:parent-style-name="Normál" style:family="paragraph">
      <style:paragraph-properties fo:text-align="justify" fo:margin-bottom="0in" fo:line-height="100%"/>
    </style:style>
    <style:style style:name="T51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1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20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21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P522" style:parent-style-name="Normál" style:family="paragraph">
      <style:paragraph-properties fo:text-align="justify" fo:margin-bottom="0in" fo:line-height="100%"/>
    </style:style>
    <style:style style:name="T523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24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2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2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2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2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2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530" style:parent-style-name="Normál" style:family="paragraph">
      <style:paragraph-properties fo:text-align="justify" fo:margin-bottom="0in" fo:line-height="100%"/>
    </style:style>
    <style:style style:name="T53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3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3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53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35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53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3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3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3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4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553" style:parent-style-name="Normá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GB"/>
    </style:style>
    <style:style style:name="P554" style:parent-style-name="Normál" style:family="paragraph">
      <style:paragraph-properties fo:text-align="justify" fo:margin-bottom="0in" fo:line-height="100%"/>
    </style:style>
    <style:style style:name="T55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5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60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61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6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6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6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6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66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P567" style:parent-style-name="Normál" style:family="paragraph">
      <style:paragraph-properties fo:text-align="justify" fo:margin-bottom="0in" fo:line-height="100%"/>
    </style:style>
    <style:style style:name="T568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6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570" style:parent-style-name="Normá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GB"/>
    </style:style>
    <style:style style:name="P571" style:parent-style-name="Normál" style:family="paragraph">
      <style:paragraph-properties fo:text-align="justify" fo:margin-bottom="0in" fo:line-height="100%"/>
    </style:style>
    <style:style style:name="T57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7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74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75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57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7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7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7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8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8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82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P583" style:parent-style-name="Normál" style:family="paragraph">
      <style:paragraph-properties fo:text-align="justify" fo:margin-bottom="0in" fo:line-height="100%"/>
    </style:style>
    <style:style style:name="T58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8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86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587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588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58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59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59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0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2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61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6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61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1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624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6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62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2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3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3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3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633" style:parent-style-name="Normá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 fo:language="en" fo:country="GB"/>
    </style:style>
    <style:style style:name="P634" style:parent-style-name="Normál" style:family="paragraph">
      <style:paragraph-properties fo:text-align="justify" fo:margin-bottom="0in" fo:line-height="100%"/>
    </style:style>
    <style:style style:name="T63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3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37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63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39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64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4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4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43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44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P645" style:parent-style-name="Normál" style:family="paragraph">
      <style:paragraph-properties fo:text-align="justify" fo:margin-bottom="0in" fo:line-height="100%"/>
    </style:style>
    <style:style style:name="T646" style:parent-style-name="Bekezdésalapbetűtípusa" style:family="text">
      <style:text-properties style:font-name="Times New Roman" style:font-name-complex="Times New Roman" fo:font-variant="small-caps" fo:font-size="12pt" style:font-size-asian="12pt" style:font-size-complex="12pt" fo:language="en" fo:country="GB"/>
    </style:style>
    <style:style style:name="T64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648" style:parent-style-name="Normál" style:family="paragraph">
      <style:paragraph-properties fo:text-align="justify" fo:margin-bottom="0in" fo:line-height="100%"/>
    </style:style>
    <style:style style:name="T64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0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1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2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3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654" style:parent-style-name="Bekezdésalapbetűtípusa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GB"/>
    </style:style>
    <style:style style:name="T655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6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7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8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T659" style:parent-style-name="Bekezdésalapbetűtípusa" style:family="text">
      <style:text-properties style:font-name="Times New Roman" style:font-name-complex="Times New Roman" fo:font-size="12pt" style:font-size-asian="12pt" style:font-size-complex="12pt" fo:language="en" fo:country="GB"/>
    </style:style>
    <style:style style:name="P660" style:parent-style-name="Normál" style:family="paragraph">
      <style:paragraph-properties fo:text-align="justify" fo:margin-bottom="0in" fo:line-height="100%"/>
    </style:style>
    <style:style style:name="T661" style:parent-style-name="Bekezdésalapbetűtípusa" style:family="text">
      <style:text-properties style:font-name="Times New Roman" style:font-name-complex="Times New Roman" fo:font-weight="bold" style:font-weight-asian="bold" fo:font-size="10pt" style:font-size-asian="10pt" style:font-size-complex="10pt" fo:language="en" fo:country="GB"/>
    </style:style>
    <style:style style:name="T662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63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64" style:parent-style-name="Bekezdésalapbetűtípusa" style:family="text">
      <style:text-properties style:font-name="Times New Roman" style:font-name-complex="Times New Roman" fo:font-style="italic" style:font-style-asian="italic" fo:font-size="10pt" style:font-size-asian="10pt" style:font-size-complex="10pt" fo:language="en" fo:country="GB"/>
    </style:style>
    <style:style style:name="T665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66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67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68" style:parent-style-name="Bekezdésalapbetűtípusa" style:family="text">
      <style:text-properties style:font-name="Times New Roman" style:font-name-complex="Times New Roman" fo:font-style="italic" style:font-style-asian="italic" fo:font-size="10pt" style:font-size-asian="10pt" style:font-size-complex="10pt" fo:language="en" fo:country="GB"/>
    </style:style>
    <style:style style:name="T669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70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71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72" style:parent-style-name="Bekezdésalapbetűtípusa" style:family="text">
      <style:text-properties style:font-name="Times New Roman" style:font-name-complex="Times New Roman" fo:font-style="italic" style:font-style-asian="italic" fo:font-size="10pt" style:font-size-asian="10pt" style:font-size-complex="10pt" fo:language="en" fo:country="GB"/>
    </style:style>
    <style:style style:name="T673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74" style:parent-style-name="Bekezdésalapbetűtípusa" style:family="text">
      <style:text-properties style:font-name="Times New Roman" style:font-name-complex="Times New Roman" fo:font-style="italic" style:font-style-asian="italic" fo:font-size="10pt" style:font-size-asian="10pt" style:font-size-complex="10pt" fo:language="en" fo:country="GB"/>
    </style:style>
    <style:style style:name="T675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76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  <style:style style:name="T677" style:parent-style-name="Bekezdésalapbetűtípusa" style:family="text">
      <style:text-properties style:font-name="Times New Roman" style:font-name-complex="Times New Roman" fo:font-size="10pt" style:font-size-asian="10pt" style:font-size-complex="10pt" fo:language="en" fo:country="GB"/>
    </style:style>
  </office:automatic-styles>
  <office:body>
    <office:text text:use-soft-page-breaks="true">
      <text:p text:style-name="P1">Results<text:s/>are independent from<text:s/>telicity: Evidence from result<text:s/>modification in Hungarian</text:p>
      <text:p text:style-name="P2"><text:span text:style-name="T3">Introduction</text:span><text:span text:style-name="T4"><text:s/>and background assumptions</text:span><text:span text:style-name="T5">:</text:span><text:span text:style-name="T6"><text:s/>This talk<text:s/></text:span><text:span text:style-name="T7">is concerned with</text:span><text:span text:style-name="T8"><text:s/>the expression of<text:s/></text:span><text:span text:style-name="T9">results and endpoints in Hungarian.<text:s/></text:span><text:span text:style-name="T10">We assume that<text:s/></text:span><text:span text:style-name="T11">a verbal predicate’s property of having an endpoint (i.e. telicity)</text:span><text:span text:style-name="T12"><text:s/>is represented as a functional</text:span><text:span text:style-name="T13"><text:s/>category in the event domain with AspP sandwiched between VP and vP and atelicity is the lac</text:span><text:span text:style-name="T14">k of telicity</text:span><text:span text:style-name="T15"><text:s/>(</text:span><text:span text:style-name="T16">Travis 1991, 2010,<text:s/></text:span><text:span text:style-name="T17">Borer 2005, MacDonald 2</text:span><text:span text:style-name="T18">008</text:span><text:span text:style-name="T19">). Telicity is also conceived of as event maximality, which comes about as a result of the event-maximizing operator<text:s/></text:span><text:span text:style-name="T20">MAX</text:span><text:span text:style-name="T21">E</text:span><text:span text:style-name="T22"><text:s/></text:span><text:span text:style-name="T23">(Filip &amp; Rothstein 2005, Filip 2008)<text:s/></text:span><text:span text:style-name="T24">overtly encoded in</text:span><text:span text:style-name="T25"><text:s/>verbal particles</text:span><text:span text:style-name="T26"><text:s/>like<text:s/></text:span><text:span text:style-name="T27">meg</text:span><text:span text:style-name="T28">-</text:span><text:span text:style-name="T29"><text:s/>and resultative expressions carrying the sublative suffix -</text:span><text:span text:style-name="T30">ra</text:span><text:span text:style-name="T31">/-</text:span><text:span text:style-name="T32">re</text:span><text:span text:style-name="T33"><text:s/></text:span><text:span text:style-name="T34">in the specifier of AspP<text:s/></text:span><text:span text:style-name="T35">(Kardos &amp; Farkas 2022).<text:s/></text:span><text:span text:style-name="T36">Both verbal particles and resultatives have been analyzed and are assumed here to be PPs, similarly to adverb</text:span><text:span text:style-name="T37">ial</text:span><text:span text:style-name="T38">s ending in the suffix -</text:span><text:span text:style-name="T39">an</text:span><text:span text:style-name="T40">/-</text:span><text:span text:style-name="T41">en</text:span><text:span text:style-name="T42">/-</text:span><text:span text:style-name="T43">n<text:s/></text:span><text:span text:style-name="T44">(Kádár 2009,<text:s/></text:span><text:span text:style-name="T45">Surányi 2009,<text:s/></text:span><text:span text:style-name="T46">Hegedűs 2013</text:span><text:span text:style-name="T47">)</text:span><text:span text:style-name="T48">.<text:s/></text:span><text:span text:style-name="T49">In contrast to<text:s/></text:span><text:span text:style-name="T50">verbal<text:s/></text:span><text:span text:style-name="T51">particles and resultative PPs, adverb</text:span><text:span text:style-name="T52">ial</text:span><text:span text:style-name="T53">s have been argued to<text:s/></text:span><text:span text:style-name="T54">be merged by a</text:span><text:span text:style-name="T55">djunction</text:span><text:span text:style-name="T56"><text:s/>in Hungarian</text:span><text:span text:style-name="T57"><text:s/>(É. Kiss 2009)</text:span><text:span text:style-name="T58">, which is<text:s/></text:span><text:span text:style-name="T59">also<text:s/></text:span><text:span text:style-name="T60">what we assume.</text:span></text:p>
      <text:p text:style-name="P61"><text:span text:style-name="T62">Proposal</text:span><text:span text:style-name="T63">:</text:span><text:span text:style-name="T64"><text:s/></text:span><text:span text:style-name="T65">W</text:span><text:span text:style-name="T66">e</text:span><text:span text:style-name="T67"><text:s/>use n</text:span><text:span text:style-name="T68">ative speaker judgements</text:span><text:span text:style-name="T69"><text:s/>and corpus data</text:span><text:span text:style-name="T70"><text:s/>to</text:span><text:span text:style-name="T71"><text:s/>argue</text:span><text:span text:style-name="T72"><text:s/>that results and telicity are indepen</text:span><text:span text:style-name="T73">dent of each other</text:span><text:span text:style-name="T74"><text:s/>(MacDonald 2008</text:span><text:span text:style-name="T75">,<text:s/></text:span><text:span text:style-name="T76">Song 2018,<text:s/></text:span><text:span text:style-name="T77">Jung &amp; Choi 2023)</text:span><text:span text:style-name="T78">,</text:span><text:span text:style-name="T79"><text:s/>which</text:span><text:span text:style-name="T80"><text:s/>may, for example</text:span><text:span text:style-name="T81">,</text:span><text:span text:style-name="T82"><text:s/></text:span><text:span text:style-name="T83">be</text:span><text:span text:style-name="T84"><text:s/>reflected in t</text:span><text:span text:style-name="T85">he availability of<text:s/></text:span><text:span text:style-name="T86">the<text:s/></text:span><text:span text:style-name="T87">functional<text:s/></text:span><text:span text:style-name="T88">pro</text:span><text:span text:style-name="T89">jection</text:span><text:span text:style-name="T90"><text:s/>ResP without AspP</text:span><text:span text:style-name="T91"><text:s/>in<text:s/></text:span><text:span text:style-name="T92">some activity structures</text:span><text:span text:style-name="T93">.</text:span><text:span text:style-name="T94"><text:s/>Results may also<text:s/></text:span><text:span text:style-name="T95">come about c</text:span><text:span text:style-name="T96">ompositionally</text:span><text:span text:style-name="T97">, in which case no ResP needs to be assumed in the structure of the sentence.</text:span><text:span text:style-name="T98"><text:s/></text:span><text:span text:style-name="T99">It is also possible that structures contain AspP without the expression of a result.<text:s/></text:span><text:span text:style-name="T100">We turn to (resultative)</text:span><text:span text:style-name="T101"><text:s/></text:span><text:span text:style-name="T102">adverbial</text:span><text:span text:style-name="T103"><text:s/>modification in the event<text:s/></text:span><text:span text:style-name="T104">domain</text:span><text:span text:style-name="T105"><text:s/>to provi</text:span><text:span text:style-name="T106">de<text:s/></text:span><text:span text:style-name="T107">evidence for our</text:span><text:span text:style-name="T108"><text:s/>claims</text:span><text:span text:style-name="T109">.<text:s/></text:span></text:p>
      <text:p text:style-name="P110"><text:span text:style-name="T111">We analyze atelic resultative, telic resultative and telic non-resultative predicates as follows:<text:s/></text:span><text:span text:style-name="T112">(i)<text:s/></text:span><text:span text:style-name="T113">Atelic resultatives</text:span><text:span text:style-name="T114"><text:s/>like<text:s/></text:span><text:span text:style-name="T115">csúnyán</text:span><text:span text:style-name="T116"><text:s/>rajzolt</text:span><text:span text:style-name="T117"><text:s/>‘</text:span><text:span text:style-name="T118">lit.<text:s/></text:span><text:span text:style-name="T119">drew</text:span><text:span text:style-name="T120"><text:s/>uglily</text:span><text:span text:style-name="T121">’ are associated with a null<text:s/></text:span><text:span text:style-name="T122">ResP</text:span><text:span text:style-name="T123">, responsible for a created result reading,</text:span><text:span text:style-name="T124"><text:s/>in the comple</text:span><text:span text:style-name="T125">ment of V in a structure without AspP</text:span><text:span text:style-name="T126">, where the adverbial element<text:s/></text:span><text:span text:style-name="T127">csúnyán</text:span><text:span text:style-name="T128"><text:s/></text:span><text:span text:style-name="T129">‘</text:span><text:span text:style-name="T130">uglily</text:span><text:span text:style-name="T131">’</text:span><text:span text:style-name="T132"><text:s/></text:span><text:span text:style-name="T133">left-</text:span><text:span text:style-name="T134">adjoins<text:s/></text:span><text:span text:style-name="T135">VP</text:span><text:span text:style-name="T136">.</text:span><text:span text:style-name="T137"><text:s/>This structure is similar</text:span><text:span text:style-name="T138"><text:s/>in spirit</text:span><text:span text:style-name="T139"><text:s/>to the one</text:span><text:span text:style-name="T140"><text:s/>proposed by Jung &amp;</text:span><text:span text:style-name="T141"><text:s/>Choi</text:span><text:span text:style-name="T142"><text:s/>(2023) in their analysis of English</text:span><text:span text:style-name="T143"><text:s/></text:span><text:span text:style-name="T144">painted colorfully</text:span><text:span text:style-name="T145">, though</text:span><text:span text:style-name="T146"><text:s/>the<text:s/></text:span><text:span text:style-name="T147">resultative<text:s/></text:span><text:span text:style-name="T148">adverb</text:span><text:span text:style-name="T149"><text:s/></text:span><text:span text:style-name="T150">colorfully</text:span><text:span text:style-name="T151"><text:s/></text:span><text:span text:style-name="T152">is argued to attach</text:span><text:span text:style-name="T153"><text:s/>to</text:span><text:span text:style-name="T154"><text:s/>ResP</text:span><text:span text:style-name="T155">, instead of the verbal projection above it, by right adjunction.</text:span><text:span text:style-name="T156"><text:s/>The example<text:s/></text:span><text:span text:style-name="T157">csúnyán rajzolt</text:span><text:span text:style-name="T158"><text:s/>‘lit. drew uglily’</text:span><text:span text:style-name="T159"><text:s/>contrasts with the predicate<text:s/></text:span><text:span text:style-name="T160">cs</text:span><text:span text:style-name="T161">únyán<text:s/></text:span><text:span text:style-name="T162">evett</text:span><text:span text:style-name="T163"><text:s/></text:span><text:span text:style-name="T164">‘</text:span><text:span text:style-name="T165">ate in an ugly manner</text:span><text:span text:style-name="T166">’</text:span><text:span text:style-name="T167">, which is lacking in</text:span><text:span text:style-name="T168"><text:s/>ResP, where the adverbial adjoins</text:span><text:span text:style-name="T169"><text:s/>a higher projection, presumably</text:span><text:span text:style-name="T170"><text:s/>vP.</text:span><text:span text:style-name="T171"><text:s/>In this latter case</text:span><text:span text:style-name="T172">,</text:span><text:span text:style-name="T173"><text:s/>the eating</text:span><text:span text:style-name="T174"><text:s/>activity</text:span><text:span text:style-name="T175"><text:s/>was</text:span><text:span text:style-name="T176"><text:s/>ugly</text:span><text:span text:style-name="T177">, whereas in the former example</text:span><text:span text:style-name="T178">,<text:s/></text:span><text:span text:style-name="T179">it i</text:span><text:span text:style-name="T180">s</text:span><text:span text:style-name="T181"><text:s/></text:span><text:span text:style-name="T182">the entity that came</text:span><text:span text:style-name="T183"><text:s/>about in the c</text:span><text:span text:style-name="T184">ourse of the drawing</text:span><text:span text:style-name="T185"><text:s/>activity<text:s/></text:span><text:span text:style-name="T186">that<text:s/></text:span><text:span text:style-name="T187">was</text:span><text:span text:style-name="T188"><text:s/>ugly</text:span><text:span text:style-name="T189">.<text:s/></text:span><text:span text:style-name="T190">(ii)<text:s/></text:span><text:span text:style-name="T191">Telic resultatives</text:span><text:span text:style-name="T192"><text:s/>like<text:s/></text:span><text:span text:style-name="T193">(</text:span><text:span text:style-name="T194">tökéletesen</text:span><text:span text:style-name="T195">)</text:span><text:span text:style-name="T196"><text:s/>megoldotta a feladatot</text:span><text:span text:style-name="T197"><text:s/>‘</text:span><text:span text:style-name="T198">prt-</text:span><text:span text:style-name="T199">solved the task<text:s/></text:span><text:span text:style-name="T200">(</text:span><text:span text:style-name="T201">perfectly</text:span><text:span text:style-name="T202">)</text:span><text:span text:style-name="T203">’</text:span><text:span text:style-name="T204"><text:s/></text:span><text:span text:style-name="T205">are associated with a telic</text:span><text:span text:style-name="T206"><text:s/>structure featuring AspP</text:span><text:span text:style-name="T207">. T</text:span><text:span text:style-name="T208">he adverbial</text:span><text:span text:style-name="T209"><text:s/></text:span><text:span text:style-name="T210">tökéletesen<text:s/></text:span><text:span text:style-name="T211">‘</text:span><text:span text:style-name="T212">perfectly</text:span><text:span text:style-name="T213">’</text:span><text:span text:style-name="T214"><text:s/>left-</text:span><text:span text:style-name="T215">adjoin</text:span><text:span text:style-name="T216">s</text:span><text:span text:style-name="T217"><text:s/>AspP</text:span><text:span text:style-name="T218"><text:s/>in a neutral</text:span><text:span text:style-name="T219"><text:s/>structure and<text:s/></text:span><text:span text:style-name="T220">thus<text:s/></text:span><text:span text:style-name="T221">modif</text:span><text:span text:style-name="T222">ies</text:span><text:span text:style-name="T223"><text:s/>the result that comes about<text:s/></text:span><text:span text:style-name="T224">compositionally<text:s/></text:span><text:span text:style-name="T225">at the culmination of the denoted eventual</text:span><text:span text:style-name="T226">ity (i.e. the solution to the task</text:span><text:span text:style-name="T227">)</text:span><text:span text:style-name="T228">.</text:span><text:span text:style-name="T229"><text:s/></text:span><text:span text:style-name="T230">(iii)<text:s/></text:span><text:span text:style-name="T231">Telic non-resultatives</text:span><text:span text:style-name="T232"><text:s/>like<text:s/></text:span><text:span text:style-name="T233">kisúrolta a kádat</text:span><text:span text:style-name="T234"><text:s/>‘</text:span><text:span text:style-name="T235">prt</text:span><text:span text:style-name="T236">-scrubbed the tub’ are associated wit</text:span><text:span text:style-name="T237">h AspP</text:span><text:span text:style-name="T238">, giving rise to event-maximality.</text:span><text:span text:style-name="T239"><text:s/>No result st</text:span><text:span text:style-name="T240">ate attained by<text:s/></text:span><text:span text:style-name="T241">the tub comes about in this structure.</text:span><text:span text:style-name="T242"><text:s/></text:span><text:span text:style-name="T243">This is immediately supported by the incompatibility of this predicate with adverbial elements like<text:s/></text:span><text:span text:style-name="T244">tisztán</text:span><text:span text:style-name="T245"><text:s/></text:span><text:span text:style-name="T246">‘lit. cleanly’</text:span><text:span text:style-name="T247">, as in ??</text:span><text:span text:style-name="T248">tisztán kisúrolta a kádat</text:span><text:span text:style-name="T249"><text:s/></text:span><text:span text:style-name="T250">‘lit.<text:s/></text:span><text:span text:style-name="T251">scrubbed the tub cleanly</text:span><text:span text:style-name="T252">’</text:span><text:span text:style-name="T253">. The manner verb<text:s/></text:span><text:span text:style-name="T254">súrol</text:span><text:span text:style-name="T255"><text:s/></text:span><text:span text:style-name="T256">‘</text:span><text:span text:style-name="T257">scrub’<text:s/></text:span><text:span text:style-name="T258">may be combined with the resultative</text:span><text:span text:style-name="T259"><text:s/>PP</text:span><text:span text:style-name="T260"><text:s/></text:span><text:span text:style-name="T261">tisztára</text:span><text:span text:style-name="T262"><text:s/></text:span><text:span text:style-name="T263">‘lit. o</text:span><text:span text:style-name="T264">nto clean’</text:span><text:span text:style-name="T265"><text:s/>t</text:span><text:span text:style-name="T266">o yield the</text:span><text:span text:style-name="T267"><text:s/>telic resultative stru</text:span><text:span text:style-name="T268">cture<text:s/></text:span><text:span text:style-name="T269">tisztára súrolta a kádat</text:span><text:span text:style-name="T270"><text:s/></text:span><text:span text:style-name="T271">‘scrubbed the tub clean’</text:span><text:span text:style-name="T272">. The particle verb<text:s/></text:span><text:span text:style-name="T273">kisúrol</text:span><text:span text:style-name="T274"><text:s/></text:span><text:span text:style-name="T275">‘</text:span><text:span text:style-name="T276">prt</text:span><text:span text:style-name="T277">-scrub’<text:s/></text:span><text:span text:style-name="T278">sounds odd with resultative<text:s/></text:span><text:span text:style-name="T279">tisztára</text:span><text:span text:style-name="T280"><text:s/></text:span><text:span text:style-name="T281">‘lit. o</text:span><text:span text:style-name="T282">nto clean’</text:span><text:span text:style-name="T283">, which follows if we assume that Hungarian particles like<text:s/></text:span><text:span text:style-name="T284">ki<text:s/></text:span><text:span text:style-name="T285">in this example and resultatives</text:span><text:span text:style-name="T286"><text:s/>like<text:s/></text:span><text:span text:style-name="T287">tisztára<text:s/></text:span><text:span text:style-name="T288">‘lit. o</text:span><text:span text:style-name="T289">nto clean’</text:span><text:span text:style-name="T290"><text:s/>occupy<text:s/></text:span><text:span text:style-name="T291">[</text:span><text:span text:style-name="T292">Spec, AspP</text:span><text:span text:style-name="T293">]</text:span><text:span text:style-name="T294"><text:s/>in telic structures (i.e. they comp</text:span><text:span text:style-name="T295">ete for the same position) (see above)</text:span><text:span text:style-name="T296">.</text:span><text:span text:style-name="T297"><text:s/></text:span><text:span text:style-name="T298">Telic non-resultatives are further illustrated by examples like<text:s/></text:span><text:span text:style-name="T299">főzött</text:span><text:span text:style-name="T300"><text:s/>egyet</text:span><text:span text:style-name="T301"><text:s/></text:span><text:span text:style-name="T302">‘did some cooking’<text:s/></text:span><text:span text:style-name="T303">associated with the pseudo-object<text:s/></text:span><text:span text:style-name="T304">egyet</text:span><text:span text:style-name="T305"><text:s/></text:span><text:span text:style-name="T306">‘</text:span><text:span text:style-name="T307">one.</text:span><text:span text:style-name="T308">acc</text:span><text:span text:style-name="T309">’</text:span><text:span text:style-name="T310">, which has been argued to give rise to telic</text:span><text:span text:style-name="T311">,</text:span><text:span text:style-name="T312"><text:s/>non-maximal events</text:span><text:span text:style-name="T313"><text:s/></text:span><text:span text:style-name="T314">without a prominent result</text:span><text:span text:style-name="T315"><text:s/>in [Spec, AspP]</text:span><text:span text:style-name="T316"><text:s/>(Kardos &amp; Farkas 2022)</text:span><text:span text:style-name="T317">. The unavailability<text:s/></text:span><text:span text:style-name="T318">of structures like *</text:span><text:span text:style-name="T319">finoman főzött egyet</text:span><text:span text:style-name="T320"><text:s/></text:span><text:span text:style-name="T321">‘lit. did some cooking delicio</text:span><text:span text:style-name="T322">u</text:span><text:span text:style-name="T323">sly’<text:s/></text:span><text:span text:style-name="T324">in contrast to grammatical<text:s/></text:span><text:span text:style-name="T325">finoman főzött</text:span><text:span text:style-name="T326"><text:s/>‘lit. cooked deliciously’, associated with<text:s/></text:span><text:span text:style-name="T327">the<text:s/></text:span><text:span text:style-name="T328">adverbial<text:s/></text:span><text:span text:style-name="T329">finoman</text:span><text:span text:style-name="T330"><text:s/></text:span><text:soft-page-break/><text:span text:style-name="T331">‘deliciously’ clearly<text:s/></text:span><text:span text:style-name="T332">modifying the result of cooking activities</text:span><text:span text:style-name="T333">,</text:span><text:span text:style-name="T334"><text:s/>can be regarded as evidence for the absence of a result in the predicate.</text:span><text:span text:style-name="T335"><text:s/></text:span><text:span text:style-name="T336">Here are our</text:span><text:span text:style-name="T337"><text:s/>stru</text:span><text:span text:style-name="T338">ctures:</text:span></text:p>
      <text:p text:style-name="P339"><text:span text:style-name="T340">(i)</text:span><text:span text:style-name="T341"><text:s/></text:span><text:span text:style-name="T342">atelic res.</text:span><text:span text:style-name="T343"><text:s/></text:span><text:span text:style-name="T344">[</text:span><text:span text:style-name="T345">vP<text:s/></text:span><text:span text:style-name="T346">Ext. arg.<text:s/></text:span><text:span text:style-name="T347">[</text:span><text:span text:style-name="T348">VP<text:s/></text:span><text:span text:style-name="T349">csúnyán<text:s/></text:span><text:span text:style-name="T350">[</text:span><text:span text:style-name="T351">VP<text:s/></text:span><text:span text:style-name="T352">[</text:span><text:span text:style-name="T353">V’</text:span><text:span text:style-name="T354"><text:s/></text:span><text:span text:style-name="T355">rajzolt [</text:span><text:span text:style-name="T356">ResP</text:span><text:span text:style-name="T357"><text:s/></text:span><text:span text:style-name="T358">Res [</text:span><text:span text:style-name="T359">DP<text:s/></text:span><text:span text:style-name="T360"></text:span><text:span text:style-name="T361"><text:s/></text:span><text:span text:style-name="T362">]]]</text:span><text:span text:style-name="T363">]</text:span><text:span text:style-name="T364">]</text:span><text:span text:style-name="T365">]</text:span><text:span text:style-name="T366"><text:s/></text:span></text:p>
      <text:p text:style-name="P367"><text:span text:style-name="T368">(ii)</text:span><text:span text:style-name="T369"><text:s/></text:span><text:span text:style-name="T370">telic res.</text:span><text:span text:style-name="T371"><text:s/></text:span><text:span text:style-name="T372">[</text:span><text:span text:style-name="T373">vP<text:s/></text:span><text:span text:style-name="T374">Ext</text:span><text:span text:style-name="T375">. a</text:span><text:span text:style-name="T376">rg</text:span><text:span text:style-name="T377">.</text:span><text:span text:style-name="T378"><text:s/>[</text:span><text:span text:style-name="T379">AspP<text:s/></text:span><text:span text:style-name="T380">tökéletesen [</text:span><text:span text:style-name="T381">AspP<text:s/></text:span><text:span text:style-name="T382">tisztára</text:span><text:span text:style-name="T383"><text:s/>[</text:span><text:span text:style-name="T384">Asp’<text:s/></text:span><text:span text:style-name="T385">Asp</text:span><text:span text:style-name="T386"><text:s/></text:span><text:span text:style-name="T387">[</text:span><text:span text:style-name="T388">VP<text:s/></text:span><text:span text:style-name="T389">[</text:span><text:span text:style-name="T390">V’</text:span><text:span text:style-name="T391"><text:s/></text:span><text:span text:style-name="T392">súrolta</text:span><text:span text:style-name="T393"><text:s/></text:span><text:span text:style-name="T394">a<text:s/></text:span><text:span text:style-name="T395">kádat</text:span><text:span text:style-name="T396">]]]]]</text:span><text:span text:style-name="T397">]</text:span></text:p>
      <text:p text:style-name="P398"><text:span text:style-name="T399">(iii)</text:span><text:span text:style-name="T400"><text:s/></text:span><text:span text:style-name="T401">telic non-res.</text:span><text:span text:style-name="T402"><text:s/></text:span><text:span text:style-name="T403">[</text:span><text:span text:style-name="T404">vP<text:s/></text:span><text:span text:style-name="T405">Ext</text:span><text:span text:style-name="T406">. a</text:span><text:span text:style-name="T407">rg</text:span><text:span text:style-name="T408">.</text:span><text:span text:style-name="T409"><text:s/>[</text:span><text:span text:style-name="T410">AspP<text:s/></text:span><text:span text:style-name="T411">ki</text:span><text:span text:style-name="T412"><text:s/></text:span><text:span text:style-name="T413">[</text:span><text:span text:style-name="T414">Asp’<text:s/></text:span><text:span text:style-name="T415">Asp</text:span><text:span text:style-name="T416"><text:s/></text:span><text:span text:style-name="T417">[</text:span><text:span text:style-name="T418">VP</text:span><text:span text:style-name="T419"><text:s/></text:span><text:span text:style-name="T420">súrolta</text:span><text:span text:style-name="T421"><text:s/>a kádat</text:span><text:span text:style-name="T422">]]]]</text:span></text:p>
      <text:p text:style-name="P423"><text:span text:style-name="T424">Our data also</text:span><text:span text:style-name="T425"><text:s/>further substantiate the claim that the event domain in Hungarian is structured by s</text:span><text:span text:style-name="T426">copal considerations (Kardos &amp;</text:span><text:span text:style-name="T427"><text:s/>Szávó to appear) inasmuch as both event-maximizing resultative elements like<text:s/></text:span><text:span text:style-name="T428">tisztára</text:span><text:span text:style-name="T429"><text:s/></text:span><text:span text:style-name="T430">‘lit.<text:s/></text:span><text:span text:style-name="T431">on</text:span><text:span text:style-name="T432">to<text:s/></text:span><text:span text:style-name="T433">clean</text:span><text:span text:style-name="T434">’<text:s/></text:span><text:span text:style-name="T435">and verbal particles like<text:s/></text:span><text:span text:style-name="T436">ki</text:span><text:span text:style-name="T437"><text:s/>as wel</text:span><text:span text:style-name="T438">l as adverbial expressions like</text:span><text:span text:style-name="T439"><text:s/></text:span><text:span text:style-name="T440">csúnyán</text:span><text:span text:style-name="T441"><text:s/>‘uglily’ and</text:span><text:span text:style-name="T442"><text:s/></text:span><text:span text:style-name="T443">tökéletesen</text:span><text:span text:style-name="T444"><text:s/>‘perfectly’</text:span><text:span text:style-name="T445"><text:s/></text:span><text:span text:style-name="T446">in the examples above<text:s/></text:span><text:span text:style-name="T447">appear in a preverbal position</text:span><text:span text:style-name="T448"><text:s/>obligatorily or preferably</text:span><text:span text:style-name="T449">, where they</text:span><text:span text:style-name="T450"><text:s/>scope over their domain in visible syntax.</text:span><text:span text:style-name="T451"><text:s/>This contrasts with the English facts, where<text:s/></text:span><text:span text:style-name="T452">resultative elements</text:span><text:span text:style-name="T453"><text:s/>like<text:s/></text:span><text:span text:style-name="T454">clean</text:span><text:span text:style-name="T455"><text:s/>in<text:s/></text:span><text:span text:style-name="T456">scrub the tub clean</text:span><text:span text:style-name="T457"><text:s/>and<text:s/></text:span><text:span text:style-name="T458">resultative adverbs like<text:s/></text:span><text:span text:style-name="T459">perfectly</text:span><text:span text:style-name="T460"><text:s/>in<text:s/></text:span><text:span text:style-name="T461">learned French perfectly</text:span><text:span text:style-name="T462"><text:s/></text:span><text:span text:style-name="T463">are postverbal</text:span><text:span text:style-name="T464"><text:s/>(Bowers 1993).<text:s/></text:span></text:p>
      <text:p text:style-name="P465"><text:span text:style-name="T466">Some consequences:</text:span><text:span text:style-name="T467"><text:s/></text:span><text:span text:style-name="T468">First, we predict that while<text:s/></text:span><text:span text:style-name="T469">the presence of AspP ensures<text:s/></text:span><text:span text:style-name="T470">a<text:s/></text:span><text:span text:style-name="T471">telic reading</text:span><text:span text:style-name="T472"><text:s/>and thus a complex event structure</text:span><text:span text:style-name="T473">, ResP does not influence the aspectual interpretation</text:span><text:span text:style-name="T474"><text:s/>or</text:span><text:span text:style-name="T475"><text:s/>the complexity<text:s/></text:span><text:span text:style-name="T476">of verbal<text:s/></text:span><text:span text:style-name="T477">predicates.<text:s/></text:span><text:span text:style-name="T478">I</text:span><text:span text:style-name="T479">n accordance with the argument-per-subevent condition</text:span><text:span text:style-name="T480"><text:s/>(Rappaport Hovav &amp; Levin 2001)</text:span><text:span text:style-name="T481">,<text:s/></text:span><text:span text:style-name="T482">which entails the obligatory appearance of an internal argument</text:span><text:span text:style-name="T483"><text:s/>in complex event descriptions,</text:span><text:span text:style-name="T484"><text:s/></text:span><text:span text:style-name="T485">we observe that<text:s/></text:span><text:span text:style-name="T486">the</text:span><text:span text:style-name="T487"><text:s/>internal argument is obligatory<text:s/></text:span><text:span text:style-name="T488">(1a)<text:s/></text:span><text:span text:style-name="T489">with</text:span><text:span text:style-name="T490"><text:s/>AspP<text:s/></text:span><text:span text:style-name="T491">but<text:s/></text:span><text:span text:style-name="T492">optional in (1b) which we assume to contain a ResP but no AspP</text:span><text:span text:style-name="T493">.</text:span></text:p>
      <text:p text:style-name="P494">(1)<text:tab/>a. Kati<text:tab/>nagyra<text:tab/><text:tab/>rajzolt<text:tab/><text:tab/>*(egy házat).<text:s/></text:p>
      <text:p text:style-name="P495"><text:span text:style-name="T496"><text:tab/><text:s text:c="4"/>Kati</text:span><text:span text:style-name="T497"><text:tab/></text:span><text:span text:style-name="T498">big</text:span><text:span text:style-name="T499">.</text:span><text:span text:style-name="T500">subl</text:span><text:span text:style-name="T501"><text:tab/>drew</text:span><text:span text:style-name="T502"><text:tab/></text:span><text:span text:style-name="T503"><text:tab/></text:span><text:span text:style-name="T504"><text:s text:c="3"/></text:span><text:span text:style-name="T505">a house</text:span><text:span text:style-name="T506">.</text:span><text:span text:style-name="T507">acc</text:span></text:p>
      <text:p text:style-name="P508"><text:tab/><text:s text:c="4"/>‘Kati drew<text:s/>a house big.’</text:p>
      <text:p text:style-name="P509"><text:tab/>b.<text:s/>Kati<text:s/>csúnyán<text:tab/>rajzolt<text:s/><text:tab/><text:tab/>(egy házat).</text:p>
      <text:p text:style-name="P510"><text:span text:style-name="T511"><text:tab/><text:s text:c="4"/>Kati<text:s/></text:span><text:span text:style-name="T512">uglily</text:span><text:span text:style-name="T513"><text:tab/></text:span><text:span text:style-name="T514"><text:tab/></text:span><text:span text:style-name="T515">drew<text:s/></text:span><text:span text:style-name="T516"><text:tab/></text:span><text:span text:style-name="T517"><text:tab/></text:span><text:span text:style-name="T518"><text:s/></text:span><text:span text:style-name="T519">a house.</text:span><text:span text:style-name="T520">acc</text:span><text:span text:style-name="T521"><text:s/></text:span></text:p>
      <text:p text:style-name="P522"><text:span text:style-name="T523"><text:tab/></text:span><text:span text:style-name="T524"><text:s text:c="5"/></text:span><text:span text:style-name="T525">‘</text:span><text:span text:style-name="T526">~<text:s/></text:span><text:span text:style-name="T527">Kati drew<text:s/></text:span><text:span text:style-name="T528">ugly pictures / an ugly picture of<text:s/></text:span><text:span text:style-name="T529">a house.’</text:span></text:p>
      <text:p text:style-name="P530"><text:span text:style-name="T531">Second, when co-occurring in the clause, resultative expressions carrying<text:s/></text:span><text:span text:style-name="T532">-</text:span><text:span text:style-name="T533">ra</text:span><text:span text:style-name="T534">-/</text:span><text:span text:style-name="T535">re</text:span><text:span text:style-name="T536">,<text:s/></text:span><text:span text:style-name="T537">which are<text:s/></text:span><text:span text:style-name="T538">argued to exert their event-maximizing function in<text:s/></text:span><text:span text:style-name="T539">[</text:span><text:span text:style-name="T540">Spec, AspP</text:span><text:span text:style-name="T541">]</text:span><text:span text:style-name="T542">,</text:span><text:span text:style-name="T543"><text:s/>and resultative adverbial</text:span><text:span text:style-name="T544">s joining the predicate by adjunction<text:s/></text:span><text:span text:style-name="T545">are expected<text:s/></text:span><text:span text:style-name="T546">to<text:s/></text:span><text:span text:style-name="T547">app</text:span><text:span text:style-name="T548">ear in a strict order,</text:span><text:span text:style-name="T549"><text:s/>where the adverbial precedes the resultative PP,</text:span><text:span text:style-name="T550"><text:s/>as shown in (</text:span><text:span text:style-name="T551">2</text:span><text:span text:style-name="T552">).</text:span></text:p>
      <text:p text:style-name="P553">(2)<text:tab/>a. Ernő<text:tab/><text:tab/>elegánsan<text:tab/>simára<text:tab/><text:tab/>szárította<text:tab/>Anna<text:s/><text:tab/>haját.</text:p>
      <text:p text:style-name="P554"><text:span text:style-name="T555"><text:tab/><text:s text:c="4"/>Ernő<text:s/></text:span><text:span text:style-name="T556"><text:tab/></text:span><text:span text:style-name="T557">elegantly</text:span><text:span text:style-name="T558"><text:s/></text:span><text:span text:style-name="T559"><text:tab/>smooth.</text:span><text:span text:style-name="T560">subl<text:s/></text:span><text:span text:style-name="T561"><text:tab/></text:span><text:span text:style-name="T562">dried<text:s/></text:span><text:span text:style-name="T563"><text:tab/></text:span><text:span text:style-name="T564"><text:tab/>Anna<text:s/></text:span><text:span text:style-name="T565"><text:tab/>her.hair.</text:span><text:span text:style-name="T566">acc</text:span></text:p>
      <text:p text:style-name="P567"><text:span text:style-name="T568"><text:tab/><text:s text:c="5"/></text:span><text:span text:style-name="T569">‘Ernő dried Anna’s hair smooth elegantly.’</text:span></text:p>
      <text:p text:style-name="P570"><text:tab/>b.<text:s/>*Ernő<text:tab/>simára<text:s/><text:tab/><text:tab/>elegánsan<text:s/><text:tab/>szárította<text:s/><text:tab/>Anna<text:s/><text:tab/>haját.</text:p>
      <text:p text:style-name="P571"><text:span text:style-name="T572"><text:tab/><text:s text:c="6"/>Ernő<text:s/></text:span><text:span text:style-name="T573"><text:tab/>smooth.</text:span><text:span text:style-name="T574">subl<text:s/></text:span><text:span text:style-name="T575"><text:tab/></text:span><text:span text:style-name="T576">elegantly</text:span><text:span text:style-name="T577"><text:s/></text:span><text:span text:style-name="T578"><text:tab/>dried<text:s/></text:span><text:span text:style-name="T579"><text:tab/></text:span><text:span text:style-name="T580"><text:tab/>Anna<text:s/></text:span><text:span text:style-name="T581"><text:tab/>her.hair.</text:span><text:span text:style-name="T582">acc</text:span></text:p>
      <text:p text:style-name="P583"><text:span text:style-name="T584">Third,<text:s/></text:span><text:span text:style-name="T585">examples like<text:s/></text:span><text:span text:style-name="T586">festett egy</text:span><text:span text:style-name="T587"><text:s/>kerítést</text:span><text:span text:style-name="T588"><text:s/></text:span><text:span text:style-name="T589">‘</text:span><text:span text:style-name="T590">painted a fence</text:span><text:span text:style-name="T591">’</text:span><text:span text:style-name="T592"><text:s/>and<text:s/></text:span><text:span text:style-name="T593">vágott egy hagymát</text:span><text:span text:style-name="T594"><text:s/></text:span><text:span text:style-name="T595">‘</text:span><text:span text:style-name="T596">chopped an onion</text:span><text:span text:style-name="T597">’</text:span><text:span text:style-name="T598">,</text:span><text:span text:style-name="T599"><text:s/>which are meant to be</text:span><text:span text:style-name="T600"><text:s/>change-of-state predicate</text:span><text:span text:style-name="T601">s</text:span><text:span text:style-name="T602">, are<text:s/></text:span><text:span text:style-name="T603">expected to be<text:s/></text:span><text:span text:style-name="T604">incompatible with resultative adverbs. As stri</text:span><text:span text:style-name="T605">ctly atelic structure</text:span><text:span text:style-name="T606">s</text:span><text:span text:style-name="T607"><text:s/>not expressing<text:s/></text:span><text:span text:style-name="T608">the creation of a new entity</text:span><text:span text:style-name="T609"><text:s/>and thus lacking in a result</text:span><text:span text:style-name="T610">, they</text:span><text:span text:style-name="T611"><text:s/>can be augmented with resultative<text:s/></text:span><text:span text:style-name="T612">színesre</text:span><text:span text:style-name="T613"><text:s/>‘lit. o</text:span><text:span text:style-name="T614">nto colorful’</text:span><text:span text:style-name="T615"><text:s/>or<text:s/></text:span><text:span text:style-name="T616">finomra</text:span><text:span text:style-name="T617"><text:s/></text:span><text:span text:style-name="T618">‘into small pieces</text:span><text:span text:style-name="T619">’, but resist<text:s/></text:span><text:span text:style-name="T620">adverbial</text:span><text:span text:style-name="T621">s such as</text:span><text:span text:style-name="T622"><text:s/></text:span><text:span text:style-name="T623">színesen</text:span><text:span text:style-name="T624"><text:s/>‘colorfully’</text:span><text:span text:style-name="T625"><text:s/>and<text:s/></text:span><text:span text:style-name="T626">finoman</text:span><text:span text:style-name="T627"><text:s/></text:span><text:span text:style-name="T628">‘finely’</text:span><text:span text:style-name="T629">.</text:span><text:span text:style-name="T630"><text:s/>Here we illustrate this with (</text:span><text:span text:style-name="T631">3</text:span><text:span text:style-name="T632">).<text:s/></text:span></text:p>
      <text:p text:style-name="P633">(3)<text:tab/>Juli<text:tab/>finomra/*finoman<text:tab/>vágott<text:tab/><text:tab/>egy<text:tab/>hagymát.</text:p>
      <text:p text:style-name="P634"><text:span text:style-name="T635"><text:tab/>Juli<text:s/></text:span><text:span text:style-name="T636"><text:tab/>fine.</text:span><text:span text:style-name="T637">subl</text:span><text:span text:style-name="T638">/*finely</text:span><text:span text:style-name="T639"><text:tab/></text:span><text:span text:style-name="T640">chopped/</text:span><text:span text:style-name="T641">cut<text:s/></text:span><text:span text:style-name="T642"><text:tab/>an<text:s/></text:span><text:span text:style-name="T643"><text:tab/>onion.</text:span><text:span text:style-name="T644">acc</text:span></text:p>
      <text:p text:style-name="P645"><text:span text:style-name="T646"><text:tab/></text:span><text:span text:style-name="T647">‘Juli chopped/cut an onion finely.’</text:span></text:p>
      <text:p text:style-name="P648"><text:span text:style-name="T649">Note that in English</text:span><text:span text:style-name="T650">,</text:span><text:span text:style-name="T651"><text:s/>strings</text:span><text:span text:style-name="T652"><text:s/>like<text:s/></text:span><text:span text:style-name="T653">chopped an</text:span><text:span text:style-name="T654"><text:s/>onion finely</text:span><text:span text:style-name="T655"><text:s/>are perfectly natural, presumably due to the presence of ResP in such</text:span><text:span text:style-name="T656"><text:s/>examples, as argued by Jung &amp;</text:span><text:span text:style-name="T657"><text:s/>Choi (2023).</text:span><text:span text:style-name="T658"><text:s/>The predicates above interact with categories like negation and focus in interesting ways, which we also discuss in the talk.</text:span><text:span text:style-name="T659"><text:s/></text:span></text:p>
      <text:p text:style-name="P660"><text:span text:style-name="T661">Selected references</text:span><text:span text:style-name="T662">:<text:s/></text:span><text:span text:style-name="T663">Kardos, É. &amp; Farkas, I.-Á. 2022. The syntax of inner aspect in Hungarian.<text:s/></text:span><text:span text:style-name="T664">Journal of Linguistics</text:span><text:span text:style-name="T665"><text:s/>58(4).<text:s/></text:span><text:span text:style-name="T666">É. Kiss, K. (ed.). 2009.</text:span><text:span text:style-name="T667"><text:s/></text:span><text:span text:style-name="T668">Adverbs and adverbial adjuncts at the interfaces</text:span><text:span text:style-name="T669">.<text:s/></text:span><text:span text:style-name="T670">Walter de Gruyter.<text:s/></text:span><text:span text:style-name="T671">Jung, H. &amp; Choi, J. 2023. Above and below verbal roots: A case study of English adverbs of result.<text:s/></text:span><text:span text:style-name="T672">Glossa</text:span><text:span text:style-name="T673"><text:s/>8(1). Song, C. 2018. Severing telicity from result.<text:s/></text:span><text:span text:style-name="T674">Journal of East Asian Linguistics</text:span><text:span text:style-name="T675"><text:s/>27</text:span><text:span text:style-name="T676">(3)</text:span><text:span text:style-name="T677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Jegyzethivatkozás" style:display-name="Jegyzethivatkozás" style:family="text" style:parent-style-name="Bekezdésalapbetűtípusa">
      <style:text-properties fo:font-size="8pt" style:font-size-asian="8pt" style:font-size-complex="8pt"/>
    </style:style>
    <style:style style:name="Jegyzetszöveg" style:display-name="Jegyzetszöveg" style:family="paragraph" style:parent-style-name="Normál">
      <style:paragraph-properties fo:line-height="100%"/>
      <style:text-properties fo:font-size="10pt" style:font-size-asian="10pt" style:font-size-complex="10pt" fo:hyphenate="false"/>
    </style:style>
    <style:style style:name="JegyzetszövegChar" style:display-name="Jegyzetszöveg Char" style:family="text" style:parent-style-name="Bekezdésalapbetűtípusa">
      <style:text-properties fo:font-size="10pt" style:font-size-asian="10pt" style:font-size-complex="10pt"/>
    </style:style>
    <style:style style:name="Megjegyzéstárgya" style:display-name="Megjegyzés tárgya" style:family="paragraph" style:parent-style-name="Jegyzetszöveg" style:next-style-name="Jegyzetszöveg">
      <style:text-properties fo:font-weight="bold" style:font-weight-asian="bold" style:font-weight-complex="bold" fo:hyphenate="false"/>
    </style:style>
    <style:style style:name="MegjegyzéstárgyaChar" style:display-name="Megjegyzés tárgya Char" style:family="text" style:parent-style-name="JegyzetszövegChar">
      <style:text-properties fo:font-weight="bold" style:font-weight-asian="bold" style:font-weight-complex="bold" fo:font-size="10pt" style:font-size-asian="10pt" style:font-size-complex="10pt"/>
    </style:style>
    <style:style style:name="Buborékszöveg" style:display-name="Buborékszöveg" style:family="paragraph" style:parent-style-name="Normá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uborékszövegChar" style:display-name="Buborékszöveg Char" style:family="text" style:parent-style-name="Bekezdésalapbetűtípusa">
      <style:text-properties style:font-name="Segoe UI" style:font-name-complex="Segoe UI" fo:font-size="9pt" style:font-size-asian="9pt" style:font-size-complex="9pt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Változat" style:display-name="Változat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prefix="(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ll</meta:initial-creator>
    <dc:creator>Anonim</dc:creator>
    <meta:creation-date>2025-09-16T12:41:00Z</meta:creation-date>
    <dc:date>2025-09-16T12:41:00Z</dc:date>
    <meta:template xlink:href="Normal.dotm" xlink:type="simple"/>
    <meta:editing-cycles>2</meta:editing-cycles>
    <meta:editing-duration>PT0S</meta:editing-duration>
    <meta:document-statistic meta:page-count="2" meta:paragraph-count="16" meta:word-count="1252" meta:character-count="8379" meta:row-count="59" meta:non-whitespace-character-count="7143"/>
  </office:meta>
</office:document-meta>
</file>